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Iterator design pattern offers the possibility of traversing and accessing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As a minimum, an iterators interface includes functions for initializing the current element to the first element in the range, moving to the next element, returning the current element and checking whether the traversal is completed. There are two general ways of handling who controls the iteration, it can either be the iterator itself or the object using the iterator. In the first case the iterator is called an internal iterator, and in the second case, the iterator is known as an external iterat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02:55.130860548</meta:creation-date>
    <dc:date>2020-02-12T09:03:59.239859667</dc:date>
    <meta:editing-duration>PT1M6S</meta:editing-duration>
    <meta:editing-cycles>1</meta:editing-cycles>
    <meta:generator>LibreOffice/6.0.7.3$Linux_X86_64 LibreOffice_project/00m0$Build-3</meta:generator>
    <meta:document-statistic meta:table-count="0" meta:image-count="0" meta:object-count="0" meta:page-count="1" meta:paragraph-count="1" meta:word-count="138" meta:character-count="882" meta:non-whitespace-character-count="744"/>
  </office:meta>
</office:document-meta>
</file>